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20000000214C003E77A3CF8DF8.png" manifest:media-type="image/png"/>
  <manifest:file-entry manifest:full-path="Pictures/10000201000000310000003865D9446B25B0A1A5.png" manifest:media-type="image/png"/>
  <manifest:file-entry manifest:full-path="Pictures/100002010000002D0000002E8536983E0843F55F.png" manifest:media-type="image/png"/>
  <manifest:file-entry manifest:full-path="Pictures/1000020100000025000000282AE2A5313F9A6DBB.png" manifest:media-type="image/png"/>
  <manifest:file-entry manifest:full-path="Pictures/100002010000002B0000002B4773FE28AF5C200F.png" manifest:media-type="image/png"/>
  <manifest:file-entry manifest:full-path="Pictures/10000201000000260000002C66F59D531B90A34B.png" manifest:media-type="image/png"/>
  <manifest:file-entry manifest:full-path="Pictures/10000201000002130000009504C6BC62BE099DB1.png" manifest:media-type="image/png"/>
  <manifest:file-entry manifest:full-path="Pictures/100002010000002A0000002B5A3A88D83492F170.png" manifest:media-type="image/png"/>
  <manifest:file-entry manifest:full-path="Pictures/100002010000017A0000006A32BDCB905B06D9E9.png" manifest:media-type="image/png"/>
  <manifest:file-entry manifest:full-path="Pictures/100002010000021300000095ABC3C0085DA150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1.309in"/>
    </style:style>
    <style:style style:name="EuropassCVPersonalInformation.C" style:family="table-column">
      <style:table-column-properties style:column-width="0.4361in"/>
    </style:style>
    <style:style style:name="EuropassCVPersonalInformation.D" style:family="table-column">
      <style:table-column-properties style:column-width="0.8729in"/>
    </style:style>
    <style:style style:name="EuropassCVPersonalInformation.E" style:family="table-column">
      <style:table-column-properties style:column-width="0.8722in"/>
    </style:style>
    <style:style style:name="EuropassCVPersonalInformation.F" style:family="table-column">
      <style:table-column-properties style:column-width="1.7465in"/>
    </style:style>
    <style:style style:name="EuropassCVPersonalInformation.1" style:family="table-row">
      <style:table-row-properties style:min-row-height="0.2361in" fo:keep-together="auto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uto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D6" style:family="table-cell">
      <style:table-cell-properties style:vertical-align="" fo:padding="0in" fo:border="none"/>
    </style:style>
    <style:style style:name="EuropassCVPersonalInformation.F6" style:family="table-cell">
      <style:table-cell-properties style:vertical-align="" fo:padding="0in" fo:border="none"/>
    </style:style>
    <style:style style:name="EuropassCVPersonalInformation.7" style:family="table-row">
      <style:table-row-properties style:min-row-height="0.2243in" fo:keep-together="auto"/>
    </style:style>
    <style:style style:name="EuropassCVPersonalInformation.A7" style:family="table-cell">
      <style:table-cell-properties fo:padding="0in" fo:border="none"/>
    </style:style>
    <style:style style:name="Table18" style:family="table">
      <style:table-properties style:width="7.2049in" fo:margin-top="0.1181in" fo:margin-bottom="0.1181in" table:align="left" fo:keep-with-next="auto"/>
    </style:style>
    <style:style style:name="Table18.A" style:family="table-column">
      <style:table-column-properties style:column-width="1.9681in"/>
    </style:style>
    <style:style style:name="Table18.B" style:family="table-column">
      <style:table-column-properties style:column-width="5.2368in"/>
    </style:style>
    <style:style style:name="Table18.1" style:family="table-row">
      <style:table-row-properties style:min-row-height="0.2361in" fo:keep-together="auto"/>
    </style:style>
    <style:style style:name="Table1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6" style:family="table">
      <style:table-properties style:width="7.2049in" fo:margin-top="0in" fo:margin-bottom="0in" table:align="left" style:may-break-between-rows="false"/>
    </style:style>
    <style:style style:name="Table16.A" style:family="table-column">
      <style:table-column-properties style:column-width="1.9688in"/>
    </style:style>
    <style:style style:name="Table16.B" style:family="table-column">
      <style:table-column-properties style:column-width="5.2361in"/>
    </style:style>
    <style:style style:name="Table16.1" style:family="table-row">
      <style:table-row-properties style:min-row-height="0.1181in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bottom" fo:padding="0in" fo:border="none"/>
    </style:style>
    <style:style style:name="Table14" style:family="table">
      <style:table-properties style:width="7.2049in" fo:margin-top="0.1181in" fo:margin-bottom="0.1181in" table:align="left" fo:keep-with-next="auto"/>
    </style:style>
    <style:style style:name="Table14.A" style:family="table-column">
      <style:table-column-properties style:column-width="7.2049in"/>
    </style:style>
    <style:style style:name="Table14.1" style:family="table-row">
      <style:table-row-properties style:min-row-height="0.2361in" fo:keep-together="auto"/>
    </style:style>
    <style:style style:name="Table1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2049in" fo:margin-left="0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681in"/>
    </style:style>
    <style:style style:name="EuropassCV_5f_WorkExperience_5f_1.B" style:display-name="EuropassCV_WorkExperience_1.B" style:family="table-column">
      <style:table-column-properties style:column-width="5.2368in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2361in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2" style:family="table">
      <style:table-properties style:width="7.2049in" fo:margin-left="0in" fo:margin-top="0.0042in" fo:margin-bottom="0.1181in" table:align="left"/>
    </style:style>
    <style:style style:name="Table12.A" style:family="table-column">
      <style:table-column-properties style:column-width="1.9681in"/>
    </style:style>
    <style:style style:name="Table12.B" style:family="table-column">
      <style:table-column-properties style:column-width="5.236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in" fo:border="none">
        <style:background-image/>
      </style:table-cell-properties>
    </style:style>
    <style:style style:name="Table12.4" style:family="table-row">
      <style:table-row-properties style:min-row-height="0.2361in" fo:keep-together="auto"/>
    </style:style>
    <style:style style:name="Table12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3" style:family="table">
      <style:table-properties style:width="7.2049in" fo:margin-left="0in" fo:margin-top="0.0042in" fo:margin-bottom="0.1181in" table:align="left"/>
    </style:style>
    <style:style style:name="Table13.A" style:family="table-column">
      <style:table-column-properties style:column-width="1.9681in"/>
    </style:style>
    <style:style style:name="Table13.B" style:family="table-column">
      <style:table-column-properties style:column-width="5.236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in" fo:border="none">
        <style:background-image/>
      </style:table-cell-properties>
    </style:style>
    <style:style style:name="Table13.4" style:family="table-row">
      <style:table-row-properties style:min-row-height="0.2361in" fo:keep-together="auto"/>
    </style:style>
    <style:style style:name="Table1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" style:family="table">
      <style:table-properties style:width="7.2049in" fo:margin-left="0in" fo:margin-top="0.0042in" fo:margin-bottom="0.1181in" table:align="left"/>
    </style:style>
    <style:style style:name="Table2.A" style:family="table-column">
      <style:table-column-properties style:column-width="1.9681in"/>
    </style:style>
    <style:style style:name="Table2.B" style:family="table-column">
      <style:table-column-properties style:column-width="5.23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4" style:family="table-row">
      <style:table-row-properties style:min-row-height="0.2361in" fo:keep-together="auto"/>
    </style:style>
    <style:style style:name="Table2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5" style:family="table">
      <style:table-properties style:width="7.2049in" fo:margin-left="0in" fo:margin-top="0.0042in" fo:margin-bottom="0.1181in" table:align="left"/>
    </style:style>
    <style:style style:name="Table15.A" style:family="table-column">
      <style:table-column-properties style:column-width="1.9681in"/>
    </style:style>
    <style:style style:name="Table15.B" style:family="table-column">
      <style:table-column-properties style:column-width="5.236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in" fo:border="none">
        <style:background-image/>
      </style:table-cell-properties>
    </style:style>
    <style:style style:name="Table15.4" style:family="table-row">
      <style:table-row-properties style:min-row-height="0.2361in" fo:keep-together="auto"/>
    </style:style>
    <style:style style:name="Table15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7" style:family="table">
      <style:table-properties style:width="7.2049in" fo:margin-left="0in" fo:margin-top="0.0042in" fo:margin-bottom="0.1181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5.2368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in" fo:border="none">
        <style:background-image/>
      </style:table-cell-properties>
    </style:style>
    <style:style style:name="Table17.4" style:family="table-row">
      <style:table-row-properties style:min-row-height="0.2361in" fo:keep-together="auto"/>
    </style:style>
    <style:style style:name="Table17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4" style:family="table">
      <style:table-properties style:width="7.2049in" fo:margin-left="0in" fo:margin-top="0.0042in" fo:margin-bottom="0.1181in" table:align="left"/>
    </style:style>
    <style:style style:name="Table4.A" style:family="table-column">
      <style:table-column-properties style:column-width="1.9681in"/>
    </style:style>
    <style:style style:name="Table4.B" style:family="table-column">
      <style:table-column-properties style:column-width="5.23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4" style:family="table-row">
      <style:table-row-properties style:min-row-height="0.2361in" fo:keep-together="auto"/>
    </style:style>
    <style:style style:name="Table4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9" style:family="table">
      <style:table-properties style:width="7.2049in" fo:margin-left="0in" fo:margin-top="0.0042in" fo:margin-bottom="0.1181in" table:align="left"/>
    </style:style>
    <style:style style:name="Table19.A" style:family="table-column">
      <style:table-column-properties style:column-width="1.9681in"/>
    </style:style>
    <style:style style:name="Table19.B" style:family="table-column">
      <style:table-column-properties style:column-width="5.236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in" fo:border="none">
        <style:background-image/>
      </style:table-cell-properties>
    </style:style>
    <style:style style:name="Table19.4" style:family="table-row">
      <style:table-row-properties style:min-row-height="0.2361in" fo:keep-together="auto"/>
    </style:style>
    <style:style style:name="Table19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7.2056in" fo:margin-top="0.0042in" fo:margin-bottom="0.1181in" table:align="margins"/>
    </style:style>
    <style:style style:name="EuropassCV_5f_Education_26_Training_5f_1.A" style:display-name="EuropassCV_Education&amp;Training_1.A" style:family="table-column">
      <style:table-column-properties style:column-width="1.9688in" style:rel-column-width="17905*"/>
    </style:style>
    <style:style style:name="EuropassCV_5f_Education_26_Training_5f_1.B" style:display-name="EuropassCV_Education&amp;Training_1.B" style:family="table-column">
      <style:table-column-properties style:column-width="4.3313in" style:rel-column-width="39393*"/>
    </style:style>
    <style:style style:name="EuropassCV_5f_Education_26_Training_5f_1.C" style:display-name="EuropassCV_Education&amp;Training_1.C" style:family="table-column">
      <style:table-column-properties style:column-width="0.9056in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Table7" style:family="table">
      <style:table-properties style:width="7.2056in" fo:margin-top="0.0042in" fo:margin-bottom="0.1181in" table:align="margins"/>
    </style:style>
    <style:style style:name="Table7.A" style:family="table-column">
      <style:table-column-properties style:column-width="1.9688in" style:rel-column-width="17905*"/>
    </style:style>
    <style:style style:name="Table7.B" style:family="table-column">
      <style:table-column-properties style:column-width="4.3313in" style:rel-column-width="39393*"/>
    </style:style>
    <style:style style:name="Table7.C" style:family="table-column">
      <style:table-column-properties style:column-width="0.9056in" style:rel-column-width="823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11" style:family="table">
      <style:table-properties style:width="7.2056in" fo:margin-top="0.0042in" fo:margin-bottom="0.1181in" table:align="margins"/>
    </style:style>
    <style:style style:name="Table11.A" style:family="table-column">
      <style:table-column-properties style:column-width="1.9688in" style:rel-column-width="17905*"/>
    </style:style>
    <style:style style:name="Table11.B" style:family="table-column">
      <style:table-column-properties style:column-width="4.3313in" style:rel-column-width="39393*"/>
    </style:style>
    <style:style style:name="Table11.C" style:family="table-column">
      <style:table-column-properties style:column-width="0.9056in" style:rel-column-width="8237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none"/>
    </style:style>
    <style:style style:name="Table10" style:family="table">
      <style:table-properties style:width="7.2056in" fo:margin-top="0.0042in" fo:margin-bottom="0.1181in" table:align="margins"/>
    </style:style>
    <style:style style:name="Table10.A" style:family="table-column">
      <style:table-column-properties style:column-width="1.9688in" style:rel-column-width="17905*"/>
    </style:style>
    <style:style style:name="Table10.B" style:family="table-column">
      <style:table-column-properties style:column-width="4.3313in" style:rel-column-width="39393*"/>
    </style:style>
    <style:style style:name="Table10.C" style:family="table-column">
      <style:table-column-properties style:column-width="0.9056in" style:rel-column-width="8237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9" style:family="table">
      <style:table-properties style:width="7.2056in" fo:margin-top="0.0042in" fo:margin-bottom="0.1181in" table:align="margins"/>
    </style:style>
    <style:style style:name="Table9.A" style:family="table-column">
      <style:table-column-properties style:column-width="1.9688in" style:rel-column-width="17905*"/>
    </style:style>
    <style:style style:name="Table9.B" style:family="table-column">
      <style:table-column-properties style:column-width="4.3313in" style:rel-column-width="39393*"/>
    </style:style>
    <style:style style:name="Table9.C" style:family="table-column">
      <style:table-column-properties style:column-width="0.9056in" style:rel-column-width="8237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5.2368in" style:rel-column-width="47630*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fo:padding="0in" fo:border="none"/>
    </style:style>
    <style:style style:name="Table21" style:family="table">
      <style:table-properties style:width="7.2056in" fo:margin-top="0.0042in" fo:margin-bottom="0.1181in" table:align="margins"/>
    </style:style>
    <style:style style:name="Table21.A" style:family="table-column">
      <style:table-column-properties style:column-width="1.9688in" style:rel-column-width="17905*"/>
    </style:style>
    <style:style style:name="Table21.B" style:family="table-column">
      <style:table-column-properties style:column-width="5.2368in" style:rel-column-width="47630*"/>
    </style:style>
    <style:style style:name="Table21.1" style:family="table-row">
      <style:table-row-properties style:min-row-height="0.1181in"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5.2375in" fo:margin-top="0.0042in" fo:margin-bottom="0.1181in" table:align="margins"/>
    </style:style>
    <style:style style:name="Table22.A" style:family="table-column">
      <style:table-column-properties style:column-width="5.2375in" style:rel-column-width="65535*"/>
    </style:style>
    <style:style style:name="Table22.1" style:family="table-row">
      <style:table-row-properties style:min-row-height="0.1181in" fo:keep-together="auto"/>
    </style:style>
    <style:style style:name="Table22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uto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8" style:family="table">
      <style:table-properties style:width="7.2056in" fo:margin-top="0.0042in" fo:margin-bottom="0.1181in" table:align="margins"/>
    </style:style>
    <style:style style:name="Table8.A" style:family="table-column">
      <style:table-column-properties style:column-width="1.9688in" style:rel-column-width="17905*"/>
    </style:style>
    <style:style style:name="Table8.B" style:family="table-column">
      <style:table-column-properties style:column-width="5.2368in" style:rel-column-width="47630*"/>
    </style:style>
    <style:style style:name="Table8.1" style:family="table-row">
      <style:table-row-properties style:min-row-height="0.1181in" fo:keep-together="auto"/>
    </style:style>
    <style:style style:name="Table8.A1" style:family="table-cell">
      <style:table-cell-properties fo:padding="0in" fo:border="none"/>
    </style:style>
    <style:style style:name="Table5" style:family="table">
      <style:table-properties style:width="7.2056in" fo:margin-top="0.0042in" fo:margin-bottom="0.1181in" table:align="margins"/>
    </style:style>
    <style:style style:name="Table5.A" style:family="table-column">
      <style:table-column-properties style:column-width="1.9688in" style:rel-column-width="17905*"/>
    </style:style>
    <style:style style:name="Table5.B" style:family="table-column">
      <style:table-column-properties style:column-width="5.2368in" style:rel-column-width="47630*"/>
    </style:style>
    <style:style style:name="Table5.1" style:family="table-row">
      <style:table-row-properties style:min-row-height="0.1424in" fo:keep-together="auto"/>
    </style:style>
    <style:style style:name="Table5.A1" style:family="table-cell">
      <style:table-cell-properties fo:padding="0in" fo:border="none"/>
    </style:style>
    <style:style style:name="P1" style:family="paragraph" style:parent-style-name="_5f_ECV_5f_1stPage">
      <style:paragraph-properties fo:margin-top="0.2283in" fo:margin-bottom="0in" loext:contextual-spacing="false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fo:margin-top="0.1063in" fo:margin-bottom="0.1575in" loext:contextual-spacing="false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Standard">
      <style:text-properties fo:language="it" fo:country="IT"/>
    </style:style>
    <style:style style:name="P8" style:family="paragraph" style:parent-style-name="Standard">
      <style:text-properties fo:language="it" fo:country="IT" officeooo:paragraph-rsid="0014ecac"/>
    </style:style>
    <style:style style:name="P9" style:family="paragraph" style:parent-style-name="Standard">
      <style:text-properties fo:language="it" fo:country="IT" officeooo:paragraph-rsid="0022587c"/>
    </style:style>
    <style:style style:name="P10" style:family="paragraph" style:parent-style-name="Standard">
      <style:text-properties fo:language="it" fo:country="IT" officeooo:paragraph-rsid="0022dac9"/>
    </style:style>
    <style:style style:name="P11" style:family="paragraph" style:parent-style-name="Standard">
      <style:text-properties fo:language="it" fo:country="IT" officeooo:paragraph-rsid="00284def"/>
    </style:style>
    <style:style style:name="P12" style:family="paragraph" style:parent-style-name="Standard">
      <style:text-properties fo:language="it" fo:country="IT" officeooo:paragraph-rsid="0029fa4b"/>
    </style:style>
    <style:style style:name="P13" style:family="paragraph" style:parent-style-name="Standard">
      <style:text-properties fo:font-size="4pt" style:font-size-asian="4pt" style:font-size-complex="4pt"/>
    </style:style>
    <style:style style:name="P14" style:family="paragraph" style:parent-style-name="Standard">
      <style:text-properties fo:font-size="4pt" fo:language="it" fo:country="IT" style:font-size-asian="4pt" style:font-size-complex="4pt"/>
    </style:style>
    <style:style style:name="P15" style:family="paragraph" style:parent-style-name="Standard">
      <style:text-properties officeooo:paragraph-rsid="001dd06d"/>
    </style:style>
    <style:style style:name="P16" style:family="paragraph" style:parent-style-name="Standard">
      <style:text-properties officeooo:paragraph-rsid="0028fada"/>
    </style:style>
    <style:style style:name="P17" style:family="paragraph" style:parent-style-name="_5f_ECV_5f_LeftHeading">
      <style:text-properties fo:language="it" fo:country="IT" officeooo:rsid="00187b8f" officeooo:paragraph-rsid="0022dac9"/>
    </style:style>
    <style:style style:name="P18" style:family="paragraph" style:parent-style-name="_5f_ECV_5f_LeftHeading">
      <style:text-properties fo:language="it" fo:country="IT" officeooo:paragraph-rsid="0028fada"/>
    </style:style>
    <style:style style:name="P19" style:family="paragraph" style:parent-style-name="_5f_ECV_5f_LeftHeading">
      <style:text-properties fo:font-variant="normal" fo:text-transform="none" fo:language="it" fo:country="IT"/>
    </style:style>
    <style:style style:name="P20" style:family="paragraph" style:parent-style-name="_5f_ECV_5f_LeftHeading">
      <style:text-properties fo:font-variant="normal" fo:text-transform="none" fo:language="it" fo:country="IT" officeooo:rsid="001ee0f8" officeooo:paragraph-rsid="001ee0f8"/>
    </style:style>
    <style:style style:name="P21" style:family="paragraph" style:parent-style-name="_5f_ECV_5f_LeftHeading">
      <style:text-properties fo:font-variant="normal" fo:text-transform="none" fo:language="it" fo:country="IT" officeooo:rsid="001fe1fb" officeooo:paragraph-rsid="001fe1fb"/>
    </style:style>
    <style:style style:name="P22" style:family="paragraph" style:parent-style-name="_5f_ECV_5f_ContactDetails">
      <style:text-properties fo:language="it" fo:country="IT"/>
    </style:style>
    <style:style style:name="P23" style:family="paragraph" style:parent-style-name="_5f_ECV_5f_ContactDetails">
      <style:text-properties officeooo:rsid="0017c75c" officeooo:paragraph-rsid="0017c75c"/>
    </style:style>
    <style:style style:name="P24" style:family="paragraph" style:parent-style-name="_5f_ECV_5f_ContactDetails">
      <style:text-properties officeooo:paragraph-rsid="0012f381"/>
    </style:style>
    <style:style style:name="P25" style:family="paragraph" style:parent-style-name="_5f_ECV_5f_Comments">
      <style:text-properties fo:language="it" fo:country="IT"/>
    </style:style>
    <style:style style:name="P26" style:family="paragraph" style:parent-style-name="_5f_ECV_5f_OrganisationDetails">
      <style:text-properties fo:language="it" fo:country="IT"/>
    </style:style>
    <style:style style:name="P27" style:family="paragraph" style:parent-style-name="_5f_ECV_5f_OrganisationDetails">
      <style:text-properties fo:language="it" fo:country="IT" officeooo:rsid="0014ecac" officeooo:paragraph-rsid="0014ecac"/>
    </style:style>
    <style:style style:name="P28" style:family="paragraph" style:parent-style-name="_5f_ECV_5f_OrganisationDetails">
      <style:text-properties fo:language="it" fo:country="IT" officeooo:rsid="001532bf" officeooo:paragraph-rsid="001532bf"/>
    </style:style>
    <style:style style:name="P29" style:family="paragraph" style:parent-style-name="_5f_ECV_5f_OrganisationDetails">
      <style:text-properties fo:language="it" fo:country="IT" officeooo:rsid="0022587c" officeooo:paragraph-rsid="00284def"/>
    </style:style>
    <style:style style:name="P30" style:family="paragraph" style:parent-style-name="_5f_ECV_5f_OrganisationDetails">
      <style:text-properties fo:language="it" fo:country="IT" officeooo:rsid="00296835" officeooo:paragraph-rsid="00296835"/>
    </style:style>
    <style:style style:name="P31" style:family="paragraph" style:parent-style-name="_5f_ECV_5f_OrganisationDetails">
      <style:text-properties officeooo:paragraph-rsid="0014ecac"/>
    </style:style>
    <style:style style:name="P32" style:family="paragraph" style:parent-style-name="_5f_ECV_5f_SectionDetails">
      <style:text-properties fo:language="it" fo:country="IT"/>
    </style:style>
    <style:style style:name="P33" style:family="paragraph" style:parent-style-name="_5f_ECV_5f_SectionDetails">
      <style:text-properties fo:language="it" fo:country="IT" officeooo:rsid="0022587c" officeooo:paragraph-rsid="0022587c"/>
    </style:style>
    <style:style style:name="P34" style:family="paragraph" style:parent-style-name="_5f_ECV_5f_Date">
      <style:text-properties fo:language="it" fo:country="IT"/>
    </style:style>
    <style:style style:name="P35" style:family="paragraph" style:parent-style-name="_5f_ECV_5f_Date">
      <style:text-properties fo:language="it" fo:country="IT" officeooo:rsid="0013e897" officeooo:paragraph-rsid="0013e897"/>
    </style:style>
    <style:style style:name="P36" style:family="paragraph" style:parent-style-name="_5f_ECV_5f_Date">
      <style:text-properties fo:language="it" fo:country="IT" officeooo:rsid="0013e897" officeooo:paragraph-rsid="0014ecac"/>
    </style:style>
    <style:style style:name="P37" style:family="paragraph" style:parent-style-name="_5f_ECV_5f_Date">
      <style:text-properties fo:language="it" fo:country="IT" officeooo:paragraph-rsid="0014ecac"/>
    </style:style>
    <style:style style:name="P38" style:family="paragraph" style:parent-style-name="_5f_ECV_5f_Date">
      <style:text-properties fo:language="it" fo:country="IT" officeooo:rsid="0014ecac" officeooo:paragraph-rsid="0014ecac"/>
    </style:style>
    <style:style style:name="P39" style:family="paragraph" style:parent-style-name="_5f_ECV_5f_Date">
      <style:text-properties fo:language="it" fo:country="IT" officeooo:rsid="00172aa3" officeooo:paragraph-rsid="00172aa3"/>
    </style:style>
    <style:style style:name="P40" style:family="paragraph" style:parent-style-name="_5f_ECV_5f_Date">
      <style:text-properties fo:language="it" fo:country="IT" officeooo:rsid="00172aa3" officeooo:paragraph-rsid="0022587c"/>
    </style:style>
    <style:style style:name="P41" style:family="paragraph" style:parent-style-name="_5f_ECV_5f_Date">
      <style:text-properties fo:language="it" fo:country="IT" officeooo:rsid="00172aa3" officeooo:paragraph-rsid="00284def"/>
    </style:style>
    <style:style style:name="P42" style:family="paragraph" style:parent-style-name="_5f_ECV_5f_Date">
      <style:text-properties fo:language="it" fo:country="IT" officeooo:rsid="00172aa3" officeooo:paragraph-rsid="0029fa4b"/>
    </style:style>
    <style:style style:name="P43" style:family="paragraph" style:parent-style-name="_5f_ECV_5f_LeftDetails">
      <style:text-properties fo:language="it" fo:country="IT"/>
    </style:style>
    <style:style style:name="P44" style:family="paragraph" style:parent-style-name="_5f_ECV_5f_Text">
      <style:text-properties fo:language="it" fo:country="IT"/>
    </style:style>
    <style:style style:name="P45" style:family="paragraph" style:parent-style-name="_5f_ECV_5f_Text">
      <style:text-properties fo:language="it" fo:country="IT" officeooo:paragraph-rsid="0014ecac"/>
    </style:style>
    <style:style style:name="P46" style:family="paragraph" style:parent-style-name="_5f_ECV_5f_Text">
      <style:text-properties fo:font-size="4pt" fo:language="it" fo:country="IT" style:font-size-asian="4pt" style:font-size-complex="4pt"/>
    </style:style>
    <style:style style:name="P47" style:family="paragraph" style:parent-style-name="_5f_ECV_5f_PersonalInfoHeading">
      <style:text-properties fo:font-variant="normal" fo:text-transform="none" fo:language="it" fo:country="IT"/>
    </style:style>
    <style:style style:name="P48" style:family="paragraph" style:parent-style-name="_5f_ECV_5f_BlueBox">
      <style:text-properties fo:language="it" fo:country="IT"/>
    </style:style>
    <style:style style:name="P49" style:family="paragraph" style:parent-style-name="_5f_ECV_5f_BlueBox">
      <style:text-properties fo:language="it" fo:country="IT" officeooo:paragraph-rsid="001dd06d"/>
    </style:style>
    <style:style style:name="P50" style:family="paragraph" style:parent-style-name="_5f_ECV_5f_NameField">
      <style:text-properties fo:language="it" fo:country="IT" officeooo:rsid="0012f381" officeooo:paragraph-rsid="0012f381"/>
    </style:style>
    <style:style style:name="P51" style:family="paragraph" style:parent-style-name="_5f_ECV_5f_NameField">
      <style:text-properties fo:language="it" fo:country="IT" officeooo:rsid="0012f381" officeooo:paragraph-rsid="0022dac9"/>
    </style:style>
    <style:style style:name="P52" style:family="paragraph" style:parent-style-name="_5f_ECV_5f_NameField">
      <style:text-properties fo:language="it" fo:country="IT" officeooo:rsid="0022587c" officeooo:paragraph-rsid="0022dac9"/>
    </style:style>
    <style:style style:name="P53" style:family="paragraph" style:parent-style-name="_5f_ECV_5f_NameField">
      <style:paragraph-properties fo:text-align="justify" style:justify-single-word="false"/>
      <style:text-properties fo:font-size="9pt" fo:language="it" fo:country="IT" officeooo:rsid="00187b8f" officeooo:paragraph-rsid="00187b8f" style:font-size-asian="9pt" style:font-size-complex="9pt"/>
    </style:style>
    <style:style style:name="P54" style:family="paragraph" style:parent-style-name="_5f_ECV_5f_NameField">
      <style:paragraph-properties fo:text-align="justify" style:justify-single-word="false"/>
      <style:text-properties fo:font-size="9pt" fo:language="it" fo:country="IT" officeooo:rsid="00187b8f" officeooo:paragraph-rsid="001b3322" style:font-size-asian="9pt" style:font-size-complex="9pt"/>
    </style:style>
    <style:style style:name="P55" style:family="paragraph" style:parent-style-name="_5f_ECV_5f_NameField">
      <style:paragraph-properties fo:text-align="justify" style:justify-single-word="false"/>
      <style:text-properties fo:font-size="9pt" fo:language="it" fo:country="IT" officeooo:rsid="001b3322" officeooo:paragraph-rsid="001cb768" style:font-size-asian="9pt" style:font-size-complex="9pt"/>
    </style:style>
    <style:style style:name="P56" style:family="paragraph" style:parent-style-name="_5f_ECV_5f_NameField">
      <style:paragraph-properties fo:text-align="justify" style:justify-single-word="false"/>
      <style:text-properties fo:font-size="9pt" fo:language="it" fo:country="IT" officeooo:rsid="001b3322" officeooo:paragraph-rsid="002113bf" style:font-size-asian="9pt" style:font-size-complex="9pt"/>
    </style:style>
    <style:style style:name="P57" style:family="paragraph" style:parent-style-name="_5f_ECV_5f_NameField">
      <style:paragraph-properties fo:text-align="justify" style:justify-single-word="false"/>
      <style:text-properties fo:font-size="9pt" fo:language="it" fo:country="IT" officeooo:rsid="001cb768" officeooo:paragraph-rsid="001fe1fb" style:font-size-asian="9pt" style:font-size-complex="9pt"/>
    </style:style>
    <style:style style:name="P58" style:family="paragraph" style:parent-style-name="_5f_ECV_5f_NameField">
      <style:paragraph-properties fo:text-align="justify" style:justify-single-word="false"/>
      <style:text-properties fo:font-size="9pt" fo:language="it" fo:country="IT" officeooo:rsid="001cb768" officeooo:paragraph-rsid="001cb768" style:font-size-asian="9pt" style:font-size-complex="9pt"/>
    </style:style>
    <style:style style:name="P59" style:family="paragraph" style:parent-style-name="_5f_ECV_5f_NameField">
      <style:paragraph-properties fo:text-align="justify" style:justify-single-word="false"/>
      <style:text-properties fo:font-size="9pt" fo:language="it" fo:country="IT" officeooo:rsid="001fe1fb" officeooo:paragraph-rsid="001fe1fb" style:font-size-asian="9pt" style:font-size-complex="9pt"/>
    </style:style>
    <style:style style:name="P60" style:family="paragraph" style:parent-style-name="_5f_ECV_5f_NameField">
      <style:paragraph-properties fo:text-align="justify" style:justify-single-word="false"/>
      <style:text-properties fo:font-size="9pt" fo:language="it" fo:country="IT" officeooo:rsid="0022587c" officeooo:paragraph-rsid="0022587c" style:font-size-asian="9pt" style:font-size-complex="9pt"/>
    </style:style>
    <style:style style:name="P61" style:family="paragraph" style:parent-style-name="_5f_ECV_5f_NameField">
      <style:paragraph-properties fo:text-align="justify" style:justify-single-word="false"/>
      <style:text-properties fo:font-size="9pt" fo:language="it" fo:country="IT" officeooo:rsid="0022dac9" officeooo:paragraph-rsid="0022dac9" style:font-size-asian="9pt" style:font-size-complex="9pt"/>
    </style:style>
    <style:style style:name="P62" style:family="paragraph" style:parent-style-name="_5f_ECV_5f_RightHeading">
      <style:text-properties fo:language="it" fo:country="IT" officeooo:rsid="0014ecac" officeooo:paragraph-rsid="0014ecac"/>
    </style:style>
    <style:style style:name="P63" style:family="paragraph" style:parent-style-name="_5f_ECV_5f_SubSectionHeading">
      <style:text-properties fo:language="it" fo:country="IT" officeooo:rsid="0012f381" officeooo:paragraph-rsid="0012f381"/>
    </style:style>
    <style:style style:name="P64" style:family="paragraph" style:parent-style-name="_5f_ECV_5f_SubSectionHeading">
      <style:text-properties fo:language="it" fo:country="IT" officeooo:rsid="0013e897" officeooo:paragraph-rsid="0013e897"/>
    </style:style>
    <style:style style:name="P65" style:family="paragraph" style:parent-style-name="_5f_ECV_5f_SubSectionHeading">
      <style:text-properties fo:language="it" fo:country="IT" officeooo:rsid="0014ecac" officeooo:paragraph-rsid="0014ecac"/>
    </style:style>
    <style:style style:name="P66" style:family="paragraph" style:parent-style-name="_5f_ECV_5f_SubSectionHeading">
      <style:text-properties fo:language="it" fo:country="IT" officeooo:rsid="0017c75c" officeooo:paragraph-rsid="0017c75c"/>
    </style:style>
    <style:style style:name="P67" style:family="paragraph" style:parent-style-name="_5f_ECV_5f_SubSectionHeading">
      <style:text-properties fo:language="it" fo:country="IT" officeooo:rsid="0022587c" officeooo:paragraph-rsid="00284def"/>
    </style:style>
    <style:style style:name="P68" style:family="paragraph" style:parent-style-name="_5f_ECV_5f_SubSectionHeading">
      <style:text-properties fo:language="it" fo:country="IT" officeooo:rsid="00296835" officeooo:paragraph-rsid="00296835"/>
    </style:style>
    <style:style style:name="P69" style:family="paragraph" style:parent-style-name="_5f_ECV_5f_BusinessSectorRow">
      <style:text-properties officeooo:paragraph-rsid="0013e897"/>
    </style:style>
    <style:style style:name="P70" style:family="paragraph" style:parent-style-name="_5f_ECV_5f_BusinessSectorRow">
      <style:text-properties officeooo:paragraph-rsid="0014ecac"/>
    </style:style>
    <style:style style:name="P71" style:family="paragraph" style:parent-style-name="_5f_ECV_5f_BusinessSectorRow">
      <style:text-properties officeooo:paragraph-rsid="00172aa3"/>
    </style:style>
    <style:style style:name="P72" style:family="paragraph" style:parent-style-name="_5f_ECV_5f_BusinessSectorRow">
      <style:text-properties officeooo:paragraph-rsid="0022587c"/>
    </style:style>
    <style:style style:name="P73" style:family="paragraph" style:parent-style-name="_5f_ECV_5f_BusinessSectorRow">
      <style:text-properties officeooo:paragraph-rsid="00284def"/>
    </style:style>
    <style:style style:name="P74" style:family="paragraph" style:parent-style-name="_5f_ECV_5f_BusinessSectorRow">
      <style:text-properties officeooo:paragraph-rsid="0029fa4b"/>
    </style:style>
    <style:style style:name="P75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76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officeooo:paragraph-rsid="0028135c" fo:background-color="transparent" style:font-size-asian="9pt" style:font-size-complex="9pt"/>
    </style:style>
    <style:style style:name="P77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officeooo:rsid="0012f381" officeooo:paragraph-rsid="0028135c" fo:background-color="transparent" style:font-size-asian="9pt" style:font-size-complex="9pt"/>
    </style:style>
    <style:style style:name="P78" style:family="paragraph" style:parent-style-name="_5f_ECV_5f_GenderRow">
      <style:text-properties officeooo:paragraph-rsid="0028135c"/>
    </style:style>
    <style:style style:name="P79" style:family="paragraph" style:parent-style-name="_5f_ECV_5f_SubSectionHeading">
      <style:text-properties fo:language="it" fo:country="IT" officeooo:rsid="00296835" officeooo:paragraph-rsid="0029fa4b"/>
    </style:style>
    <style:style style:name="P80" style:family="paragraph" style:parent-style-name="_5f_ECV_5f_OrganisationDetails">
      <style:text-properties fo:language="it" fo:country="IT" officeooo:rsid="00296835" officeooo:paragraph-rsid="0029fa4b"/>
    </style:style>
    <style:style style:name="P81" style:family="paragraph" style:parent-style-name="_5f_ECV_5f_SectionDetails" style:list-style-name="_5f_ECV_5f_CV_5f_Bullets">
      <style:paragraph-properties text:number-lines="false" text:line-number="0" style:text-autospace="none"/>
      <style:text-properties fo:language="it" fo:country="IT" officeooo:rsid="0028fada" officeooo:paragraph-rsid="0028fada"/>
    </style:style>
    <style:style style:name="P82" style:family="paragraph" style:parent-style-name="_5f_ECV_5f_SectionBullet" style:list-style-name="L1">
      <style:text-properties officeooo:paragraph-rsid="0013e897"/>
    </style:style>
    <style:style style:name="P83" style:family="paragraph" style:parent-style-name="_5f_ECV_5f_SectionBullet" style:list-style-name="_5f_ECV_5f_CV_5f_Bullets">
      <style:text-properties fo:language="it" fo:country="IT" officeooo:rsid="00284def" officeooo:paragraph-rsid="00284def"/>
    </style:style>
    <style:style style:name="P84" style:family="paragraph" style:parent-style-name="_5f_ECV_5f_SectionBullet" style:list-style-name="_5f_ECV_5f_CV_5f_Bullets">
      <style:text-properties fo:language="it" fo:country="IT" officeooo:rsid="00296835" officeooo:paragraph-rsid="0029fa4b"/>
    </style:style>
    <style:style style:name="P85" style:family="paragraph" style:parent-style-name="_5f_ECV_5f_SectionBullet" style:list-style-name="_5f_ECV_5f_CV_5f_Bullets">
      <style:text-properties fo:language="it" fo:country="IT" officeooo:rsid="00296835" officeooo:paragraph-rsid="00296835"/>
    </style:style>
    <style:style style:name="P86" style:family="paragraph" style:parent-style-name="_5f_ECV_5f_SectionBullet" style:list-style-name="_5f_ECV_5f_CV_5f_Bullets">
      <style:text-properties fo:language="it" fo:country="IT" officeooo:rsid="00296835" officeooo:paragraph-rsid="00284def"/>
    </style:style>
    <style:style style:name="P87" style:family="paragraph" style:parent-style-name="_5f_ECV_5f_SectionBullet" style:list-style-name="_5f_ECV_5f_CV_5f_Bullets">
      <style:text-properties fo:language="it" fo:country="IT"/>
    </style:style>
    <style:style style:name="P88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style:font-name="Arial" fo:font-size="10pt" officeooo:rsid="00235730" style:font-size-asian="10pt" style:font-size-complex="10pt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="Arial1" fo:font-size="9pt" fo:language="it" fo:country="IT" officeooo:rsid="0012f381"/>
    </style:style>
    <style:style style:name="T9" style:family="text">
      <style:text-properties style:font-name="Arial1" fo:font-size="9pt" fo:letter-spacing="-0.0043in" fo:language="it" fo:country="IT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12f381"/>
    </style:style>
    <style:style style:name="T12" style:family="text">
      <style:text-properties fo:language="it" fo:country="IT" officeooo:rsid="0013e897"/>
    </style:style>
    <style:style style:name="T13" style:family="text">
      <style:text-properties fo:language="it" fo:country="IT" officeooo:rsid="0014ecac"/>
    </style:style>
    <style:style style:name="T14" style:family="text">
      <style:text-properties fo:language="it" fo:country="IT" officeooo:rsid="00172aa3"/>
    </style:style>
    <style:style style:name="T15" style:family="text">
      <style:text-properties fo:language="it" fo:country="IT" officeooo:rsid="0022587c"/>
    </style:style>
    <style:style style:name="T16" style:family="text">
      <style:text-properties fo:language="it" fo:country="IT" officeooo:rsid="0028135c"/>
    </style:style>
    <style:style style:name="T17" style:family="text">
      <style:text-properties fo:language="it" fo:country="IT" style:text-underline-style="none" officeooo:rsid="0012f381"/>
    </style:style>
    <style:style style:name="T18" style:family="text">
      <style:text-properties fo:language="it" fo:country="IT" officeooo:rsid="00284def"/>
    </style:style>
    <style:style style:name="T19" style:family="text">
      <style:text-properties fo:language="it" fo:country="IT" officeooo:rsid="00296835"/>
    </style:style>
    <style:style style:name="T20" style:family="text">
      <style:text-properties fo:color="#3f3a38" style:font-name="Arial" fo:font-size="9pt" fo:letter-spacing="-0.0043in" fo:language="it" fo:country="IT" style:text-underline-style="none" style:letter-kerning="false" fo:background-color="transparent" loext:char-shading-value="0" style:font-size-asian="9pt" style:font-size-complex="9pt"/>
    </style:style>
    <style:style style:name="T21" style:family="text">
      <style:text-properties officeooo:rsid="0012f381"/>
    </style:style>
    <style:style style:name="T22" style:family="text">
      <style:text-properties officeooo:rsid="0013e897"/>
    </style:style>
    <style:style style:name="T23" style:family="text">
      <style:text-properties officeooo:rsid="0014ecac"/>
    </style:style>
    <style:style style:name="T24" style:family="text">
      <style:text-properties officeooo:rsid="00172aa3"/>
    </style:style>
    <style:style style:name="T25" style:family="text">
      <style:text-properties officeooo:rsid="0017c75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b3322" style:font-weight-asian="bold" style:font-weight-complex="bold"/>
    </style:style>
    <style:style style:name="T29" style:family="text">
      <style:text-properties fo:font-weight="bold" officeooo:rsid="001fe1fb" style:font-weight-asian="bold" style:font-weight-complex="bold"/>
    </style:style>
    <style:style style:name="T30" style:family="text">
      <style:text-properties officeooo:rsid="001944f7"/>
    </style:style>
    <style:style style:name="T31" style:family="text">
      <style:text-properties officeooo:rsid="001b3322"/>
    </style:style>
    <style:style style:name="T32" style:family="text">
      <style:text-properties officeooo:rsid="001cb768"/>
    </style:style>
    <style:style style:name="T33" style:family="text">
      <style:text-properties officeooo:rsid="001ee0f8"/>
    </style:style>
    <style:style style:name="T34" style:family="text">
      <style:text-properties officeooo:rsid="001fe1fb"/>
    </style:style>
    <style:style style:name="T35" style:family="text">
      <style:text-properties officeooo:rsid="002113bf"/>
    </style:style>
    <style:style style:name="T36" style:family="text">
      <style:text-properties officeooo:rsid="0022587c"/>
    </style:style>
    <style:style style:name="T37" style:family="text">
      <style:text-properties officeooo:rsid="0026948e"/>
    </style:style>
    <style:style style:name="T38" style:family="text">
      <style:text-properties officeooo:rsid="00296835"/>
    </style:style>
    <style:style style:name="T39" style:family="text">
      <style:text-properties officeooo:rsid="002aad28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text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column table:style-name="EuropassCVPersonalInformation.C"/>
        <table:table-column table:style-name="EuropassCVPersonalInformation.D"/>
        <table:table-column table:style-name="EuropassCVPersonalInformation.E"/>
        <table:table-column table:style-name="EuropassCVPersonalInformation.F"/>
        <table:table-row table:style-name="EuropassCVPersonalInformation.1">
          <table:table-cell table:style-name="EuropassCVPersonalInformation.A1" office:value-type="string">
            <text:p text:style-name="P47"/>
          </table:table-cell>
          <table:table-cell table:style-name="EuropassCVPersonalInformation.A1" table:number-columns-spanned="5" office:value-type="string">
            <text:p text:style-name="P50">Giuseppe Baudo</text:p>
          </table:table-cell>
          <table:covered-table-cell/>
          <table:covered-table-cell/>
          <table:covered-table-cell/>
          <table:covered-table-cell/>
        </table:table-row>
        <table:table-row table:style-name="EuropassCVPersonalInformation.2">
          <table:table-cell table:style-name="EuropassCVPersonalInformation.A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18"><text:s/><text:span text:style-name="T5">INFORMAZIONI PERSONALI</text:span></text:p>
          </table:table-cell>
          <table:table-cell table:style-name="EuropassCVPersonalInformation.B3" table:number-columns-spanned="5" office:value-type="string">
            <text:p text:style-name="P22"><draw:frame draw:style-name="fr3" draw:name="graphics15" text:anchor-type="char" svg:x="0in" svg:y="0in" svg:width="0.1362in" svg:height="0.1575in" draw:z-index="1"><draw:image xlink:href="Pictures/10000201000000260000002C66F59D531B90A34B.png" xlink:type="simple" xlink:show="embed" xlink:actuate="onLoad"/></draw:frame> <text:span text:style-name="T21">Via Cornacchia</text:span>, <text:span text:style-name="T21">2</text:span>, <text:span text:style-name="T21">40026</text:span>, <text:span text:style-name="T21">Imola (BO)</text:span>, <text:span text:style-name="T21">Italia</text:span></text:p>
          </table:table-cell>
          <table:covered-table-cell/>
          <table:covered-table-cell/>
          <table:covered-table-cell/>
          <table:covered-table-cell/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5"><draw:frame draw:style-name="fr3" draw:name="graphics17" text:anchor-type="char" svg:x="0in" svg:y="0in" svg:width="0.1382in" svg:height="0.1417in" draw:z-index="2"><draw:image xlink:href="Pictures/100002010000002A0000002B5A3A88D83492F170.png" xlink:type="simple" xlink:show="embed" xlink:actuate="onLoad"/></draw:frame><text:span text:style-name="T10"> </text:span><text:span text:style-name="_5f_ECV_5f_ContactDetails"><text:span text:style-name="T8">0542 27537</text:span></text:span></text:p>
          </table:table-cell>
          <table:table-cell table:style-name="EuropassCVPersonalInformation.B3" table:number-columns-spanned="2" office:value-type="string">
            <text:p text:style-name="P76"><text:span text:style-name="T10"><draw:frame draw:style-name="fr4" draw:name="graphics14" text:anchor-type="as-char" svg:width="0.1382in" svg:height="0.1417in" draw:z-index="12"><draw:image xlink:href="Pictures/100002010000002B0000002B4773FE28AF5C200F.png" xlink:type="simple" xlink:show="embed" xlink:actuate="onLoad"/></draw:frame></text:span><text:span text:style-name="T10"> </text:span><text:span text:style-name="T11">+39 392 3103038</text:span></text:p>
          </table:table-cell>
          <table:covered-table-cell/>
          <table:table-cell table:style-name="EuropassCVPersonalInformation.B3" table:number-columns-spanned="2" office:value-type="string">
            <text:p text:style-name="P77"><draw:frame draw:style-name="fr3" draw:name="Image3" text:anchor-type="char" svg:x="0in" svg:y="0in" svg:width="0.1374in" svg:height="0.1484in" draw:z-index="3"><draw:image xlink:href="Pictures/1000020100000025000000282AE2A5313F9A6DBB.png" xlink:type="simple" xlink:show="embed" xlink:actuate="onLoad"/></draw:frame><text:span text:style-name="_5f_ECV_5f_HeadingContactDetails"><text:span text:style-name="T10">3923103038 - whatsapp</text:span></text:span></text:p>
          </table:table-cell>
          <table:covered-table-cell/>
        </table:table-row>
        <table:table-row table:style-name="EuropassCVPersonalInformation.1">
          <table:covered-table-cell/>
          <table:table-cell table:style-name="EuropassCVPersonalInformation.A1" table:number-columns-spanned="3" office:value-type="string">
            <text:p text:style-name="_5f_ECV_5f_ContactDetails"><draw:frame draw:style-name="fr3" draw:name="graphics5" text:anchor-type="char" svg:x="0in" svg:y="0in" svg:width="0.139in" svg:height="0.1583in" draw:z-index="4"><draw:image xlink:href="Pictures/10000201000000310000003865D9446B25B0A1A5.png" xlink:type="simple" xlink:show="embed" xlink:actuate="onLoad"/></draw:frame><text:span text:style-name="T10"> </text:span><text:span text:style-name="_5f_ECV_5f_InternetLink"><text:span text:style-name="T11">baudo81@gmail.com</text:span></text:span><text:span text:style-name="T10"> </text:span></text:p>
          </table:table-cell>
          <table:covered-table-cell/>
          <table:covered-table-cell/>
          <table:table-cell table:style-name="EuropassCVPersonalInformation.A1" table:number-columns-spanned="2" office:value-type="string">
            <text:p text:style-name="P24"><draw:frame draw:style-name="fr3" draw:name="Image2" text:anchor-type="char" svg:x="0in" svg:y="0in" svg:width="0.1374in" svg:height="0.1402in" draw:z-index="5"><draw:image xlink:href="Pictures/100002010000002D0000002E8536983E0843F55F.png" xlink:type="simple" xlink:show="embed" xlink:actuate="onLoad"/></draw:frame><text:span text:style-name="_5f_ECV_5f_InternetLink"><text:span text:style-name="T17"> </text:span></text:span><text:a xlink:type="simple" xlink:href="http://www.baudo.hol.es/" text:style-name="Internet_20_link" text:visited-style-name="Visited_20_Internet_20_Link"><text:span text:style-name="_5f_ECV_5f_InternetLink"><text:span text:style-name="T16">w</text:span></text:span></text:a><text:a xlink:type="simple" xlink:href="http://www.baudo.hol.es/" text:style-name="Internet_20_link" text:visited-style-name="Visited_20_Internet_20_Link"><text:span text:style-name="_5f_ECV_5f_InternetLink"><text:span text:style-name="T11">ww.baudo.hol.es</text:span></text:span></text:a></text:p>
          </table:table-cell>
          <table:covered-table-cell/>
        </table:table-row>
        <table:table-row table:style-name="EuropassCVPersonalInformation.1">
          <table:covered-table-cell/>
          <table:table-cell table:style-name="EuropassCVPersonalInformation.D6" table:number-columns-spanned="2" office:value-type="string">
            <text:p text:style-name="P23"><text:span text:style-name="_5f_ECV_5f_HeadingContactDetails"><text:span text:style-name="T10">Stato civile </text:span></text:span>Coniugato</text:p>
          </table:table-cell>
          <table:covered-table-cell/>
          <table:table-cell table:style-name="EuropassCVPersonalInformation.D6" table:number-columns-spanned="2" office:value-type="string">
            <text:p text:style-name="P23"><text:span text:style-name="_5f_ECV_5f_HeadingContactDetails"><text:span text:style-name="T10">Patente </text:span></text:span>Patente B</text:p>
          </table:table-cell>
          <table:covered-table-cell/>
          <table:table-cell table:style-name="EuropassCVPersonalInformation.F6" office:value-type="string">
            <text:p text:style-name="P23"><text:span text:style-name="_5f_ECV_5f_HeadingContactDetails"><text:span text:style-name="T10">Automunito </text:span></text:span><text:span text:style-name="_5f_ECV_5f_HeadingContactDetails"><text:span text:style-name="T20">SI</text:span></text:span></text:p>
          </table:table-cell>
        </table:table-row>
        <table:table-row table:style-name="EuropassCVPersonalInformation.7">
          <table:covered-table-cell/>
          <table:table-cell table:style-name="EuropassCVPersonalInformation.A1" table:number-columns-spanned="2" office:value-type="string">
            <text:p text:style-name="_5f_ECV_5f_GenderRow"><text:span text:style-name="_5f_ECV_5f_HeadingContactDetails"><text:span text:style-name="T10">Sesso</text:span></text:span><text:span text:style-name="T10"> </text:span><text:span text:style-name="_5f_ECV_5f_ContactDetails"><text:span text:style-name="T11">maschio</text:span></text:span></text:p>
          </table:table-cell>
          <table:covered-table-cell/>
          <table:table-cell table:style-name="EuropassCVPersonalInformation.A1" table:number-columns-spanned="2" office:value-type="string">
            <text:p text:style-name="P78"><text:span text:style-name="_5f_ECV_5f_HeadingContactDetails"><text:span text:style-name="T10">Data di nascita</text:span></text:span><text:span text:style-name="T10"> </text:span><text:span text:style-name="_5f_ECV_5f_ContactDetails"><text:span text:style-name="T11">28/07/1981</text:span></text:span></text:p>
          </table:table-cell>
          <table:covered-table-cell/>
          <table:table-cell table:style-name="EuropassCVPersonalInformation.A1" office:value-type="string">
            <text:p text:style-name="P78"><text:span text:style-name="_5f_ECV_5f_HeadingContactDetails"><text:span text:style-name="T10">Nazionalità</text:span></text:span><text:span text:style-name="T10"> </text:span><text:span text:style-name="_5f_ECV_5f_ContactDetails"><text:span text:style-name="T11">italiana</text:span></text:span></text:p>
          </table:table-cell>
        </table:table-row>
      </table:table>
      <text:p text:style-name="P4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7">Professione</text:p>
          </table:table-cell>
          <table:table-cell table:style-name="Table18.A1" office:value-type="string">
            <text:p text:style-name="P51">Full stack web developer.</text:p>
            <text:p text:style-name="P52">Responsabile sistemi informativi aziendali.</text:p>
            <text:p text:style-name="P52">Responsabile amministrazione, finzanza e controllo di gestione.</text:p>
            <text:p text:style-name="P51"><text:span text:style-name="T36">Speaker</text:span> informatica, matematica <text:span text:style-name="T33">e ragioneria</text:span>.</text:p>
          </table:table-cell>
        </table:table-row>
      </table:table>
      <text:p text:style-name="P1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0">LETTERA DI PRESENTAZIONE</text:p>
            <text:p text:style-name="P21">SHORT DESCRIPTION</text:p>
          </table:table-cell>
          <table:table-cell table:style-name="Table16.B1" office:value-type="string">
            <text:p text:style-name="P49"><draw:frame draw:style-name="fr5" draw:name="Image1" text:anchor-type="as-char" svg:width="5.2362in" svg:height="0.0984in" draw:z-index="13"><draw:image xlink:href="Pictures/1000020100000620000000214C003E77A3CF8DF8.png" xlink:type="simple" xlink:show="embed" xlink:actuate="onLoad"/></draw:frame> </text:p>
          </table:table-cell>
        </table:table-row>
      </table:table>
      <text:p text:style-name="P1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3"><text:s text:c="2"/>Mi chiamo Giuseppe Baudo ho 35 anni e sono un programmatore informatico. <text:span text:style-name="T31">Nel 2001, ho conseguito il </text:span><text:span text:style-name="T28">diploma di Informatica</text:span><text:span text:style-name="T31">.</text:span></text:p>
            <text:p text:style-name="P53"/>
            <text:p text:style-name="P54"><text:s text:c="2"/><text:span text:style-name="T31">Partendo dalle esperienze più recenti e andando a ritroso nel tempo, cercherò di raccontare in poche righe chi sono e di che cosa mi occupo. </text:span></text:p>
            <text:p text:style-name="P54"/>
            <text:p text:style-name="P53"><text:s text:c="2"/>Nel biennio 2015-<text:span text:style-name="T35">2016</text:span>16 ho lavorato in <text:span text:style-name="T27">Cefla</text:span> dove mi sono occupato di sviluppo di soluzioni software per la gestione del magazzino e della produzione, prima nella divisione <text:span text:style-name="T26">Dental Medical Solutions</text:span> e poi nella divisione <text:span text:style-name="T26">Shopfitting Solutions</text:span>. <text:span text:style-name="T31">In questi anni ho maturato esperienza nella programmazione .net, sui database oracle e sql server.</text:span></text:p>
            <text:p text:style-name="P53"/>
            <text:p text:style-name="P53"><text:s text:c="2"/>Tra la fine del 2014 e l'inizio del 2015 ho lavorato in <text:span text:style-name="T27">Cedac</text:span> dove ho ricoperto il ruolo di java spring developer. A marzo 2015 decido di lasciare Cedac per trasferirmi in Cefla sia per l'importanza di quest'ultima sia per motivi <text:span text:style-name="T30">logistici </text:span>familiari.</text:p>
            <text:p text:style-name="P53"/>
            <text:p text:style-name="P53">Le <text:span text:style-name="T31">due</text:span> esperienze appena raccontate (Cefla e Cedac) completano il mio curriculum professionale nel settore <text:span text:style-name="T35">dell'</text:span>informatica. Le esperienze che <text:span text:style-name="T31">trovate</text:span> di seguito, invece, descrivono il mio curriculum nel settore dell'amministrazione, della finanza e del controllo di gestione. </text:p>
            <text:p text:style-name="P53"/>
            <text:p text:style-name="P55">Nel febbraio 2008, venticinquenne, inizio a lavorare in <text:span text:style-name="T27">Conad</text:span> come impiegato addetto ai servizi di tesoreria. In questi anni completo la mia preparazione contabile e finanziaria e dell'organizzazione aziendale in un contesto strutturato. </text:p>
            <text:p text:style-name="P55"/>
            <text:p text:style-name="P56">Le mie attività quotidiane consistevano nella registrazione e gestione di quasi tutte le attività finanziarie (<text:span text:style-name="T32">flussi primari: </text:span>incassi, pagamenti, gestione c/c, liquidità).</text:p>
            <text:p text:style-name="P56"><text:s/></text:p>
            <text:p text:style-name="P55">Venivo inserito in un contesto impostato negli anni sessanta subito dopo che l'azienda aveva spostato la sua sede da Milano a Bologna. <text:span text:style-name="T32">Tale contesto mi ha spinto a cercare soluzioni innovative per la gestione della tesoreria, cercando di automatizzare con strumenti informatici (data warehouse, reporting tools). </text:span></text:p>
            <text:p text:style-name="P55"/>
            <text:p text:style-name="P58">In quegl'anni sviluppo un intero pacchetto software in Visual Basic 6 integrato ad un database IBM DB2, oltre a vari VBScript per automatizzare l'inserimento dei dati tramite interfaccia AS400.</text:p>
            <text:p text:style-name="P55"/>
            <text:p text:style-name="P58">Lavorerò in Conad fino al 2014 anno in cui lascerò il lavoro di impiegato amministrativo per dirigermi definitivamente nel settore informatico. </text:p>
            <text:p text:style-name="P53"/>
            <text:p text:style-name="P57"><text:span text:style-name="T34">Nel 2013 mi iscrivo al corso di </text:span><text:span text:style-name="T29">laurea in informatica per il management</text:span><text:span text:style-name="T34"> dell'Università di Bologna dove ho la possibilità di migliorare le mie conoscenze anche teoriche relative alla programmazione, agli algoritmi e strutture dati, database, tecnologie web e mobili nonché aspetti manageriali, della ragioneria, dell'economia e della strategia e organizzazione aziendale. </text:span></text:p>
            <text:p text:style-name="P57"/>
            <text:p text:style-name="P61">Qualora foste interessati a conoscermi ulteriormente non esistate a contattarmi tramite i canali indicati nel presente curriculum.</text:p>
            <text:p text:style-name="P59"/>
            <text:p text:style-name="P60">Ho tenuto corsi di formazione presso Primola.it</text:p>
          </table:table-cell>
        </table:table-row>
      </table:table>
      <text:p text:style-name="P44"/>
      <text:p text:style-name="P44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ext:soft-page-break/>
        <table:table-row table:style-name="EuropassCV_5f_WorkExperienceTitle.1">
          <table:table-cell table:style-name="EuropassCV_5f_WorkExperienceTitle.A1" office:value-type="string">
            <text:p text:style-name="P19">ESPERIENZA PROFESSIONALE</text:p>
          </table:table-cell>
          <table:table-cell table:style-name="EuropassCV_5f_WorkExperienceTitle.B1" office:value-type="string">
            <text:p text:style-name="P48"><draw:frame draw:style-name="fr5" draw:name="graphics2" text:anchor-type="as-char" svg:width="5.2362in" svg:height="0.0984in" draw:z-index="6"><draw:image xlink:href="Pictures/1000020100000620000000214C003E77A3CF8DF8.png" xlink:type="simple" xlink:show="embed" xlink:actuate="onLoad"/></draw:frame> </text:p>
          </table:table-cell>
        </table:table-row>
      </table:table>
      <text:p text:style-name="P25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34"><text:span text:style-name="T22">Marzo 2015</text:span> – <text:span text:style-name="T22">Agosto 2016</text:span></text:p>
          </table:table-cell>
          <table:table-cell table:style-name="EuropassCV_5f_WorkExperience_5f_1.A1" office:value-type="string">
            <text:p text:style-name="P63">IT Consultant, vba development, .net client/server <text:span text:style-name="T22">development</text:span>, <text:span text:style-name="T22">sql server database integration, </text:span><text:s/>logistics management.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26"><text:span text:style-name="T21">Cefla, via Selice 23/a, 40026, Imola (Bo), Italy</text:span> – <text:a xlink:type="simple" xlink:href="http://www.cefla.com/" text:style-name="Internet_20_link" text:visited-style-name="Visited_20_Internet_20_Link"><text:span text:style-name="T22">www.celfa.com</text:span></text:a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114108071406848029" text:style-name="L1">
              <text:list-item>
                <text:h text:style-name="P82" text:outline-level="1"><text:span text:style-name="T12">Analisi </text:span><text:span text:style-name="T18">dei requisiti,</text:span><text:span text:style-name="T12"> </text:span><text:span text:style-name="T18">p</text:span><text:span text:style-name="T12">rogettazione </text:span><text:span text:style-name="T18">e i</text:span><text:span text:style-name="T12">mplementazione </text:span><text:span text:style-name="T18">software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69"><text:span text:style-name="_5f_ECV_5f_HeadingBusinessSector"><text:span text:style-name="T12">Industria, shopfitting, dental medical.</text:span></text:span></text:p>
          </table:table-cell>
        </table:table-row>
      </table:table>
      <text:p text:style-name="P4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rows-spanned="4" office:value-type="string">
            <text:p text:style-name="P37"><text:span text:style-name="T23">Settembre 2014 </text:span>– <text:span text:style-name="T23">Marzo 2015</text:span></text:p>
          </table:table-cell>
          <table:table-cell table:style-name="Table12.A1" office:value-type="string">
            <text:p text:style-name="P65">Java developer</text:p>
          </table:table-cell>
        </table:table-row>
        <table:table-row table:style-name="Table12.1">
          <table:covered-table-cell/>
          <table:table-cell table:style-name="Table12.A1" office:value-type="string">
            <text:p text:style-name="P31"><text:span text:style-name="T13">Cedac, </text:span><text:span text:style-name="T14">via Toscana 3, 40035 Castiglione dei Pepoli (Bo), Italy – </text:span><text:a xlink:type="simple" xlink:href="http://www.cedac.com/" text:style-name="Internet_20_link" text:visited-style-name="Visited_20_Internet_20_Link"><text:span text:style-name="T24">www.cedac.com/</text:span></text:a></text:p>
          </table:table-cell>
        </table:table-row>
        <table:table-row table:style-name="Table12.1">
          <table:covered-table-cell/>
          <table:table-cell table:style-name="Table12.A1" office:value-type="string">
            <text:list xml:id="list2503697259092102565" text:style-name="_5f_ECV_5f_CV_5f_Bullets">
              <text:list-item>
                <text:h text:style-name="P83" text:outline-level="1">Analisi dei requisiti, progettazione e implementazione software.</text:h>
              </text:list-item>
            </text:list>
          </table:table-cell>
        </table:table-row>
        <table:table-row table:style-name="Table12.4">
          <table:covered-table-cell/>
          <table:table-cell table:style-name="Table12.B4" office:value-type="string">
            <text:p text:style-name="P70"><text:span text:style-name="_5f_ECV_5f_HeadingBusinessSector"><text:span text:style-name="T12">Industria, shopfitting, dental medical.</text:span></text:span></text:p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rows-spanned="4" office:value-type="string">
            <text:p text:style-name="P38">Febbraio 2008 – Gennaio 2014</text:p>
          </table:table-cell>
          <table:table-cell table:style-name="Table13.A1" office:value-type="string">
            <text:p text:style-name="P65">Impiegato addetto ai servizi di tesoreria</text:p>
          </table:table-cell>
        </table:table-row>
        <table:table-row table:style-name="Table13.1">
          <table:covered-table-cell/>
          <table:table-cell table:style-name="Table13.A1" office:value-type="string">
            <text:p text:style-name="P31"><text:span text:style-name="T13">Conad, </text:span><text:span text:style-name="T14">via Michelino 59, 40127 Bologna (Bo), Italy – </text:span><text:a xlink:type="simple" xlink:href="http://www.conad.it/" text:style-name="Internet_20_link" text:visited-style-name="Visited_20_Internet_20_Link"><text:span text:style-name="T24">www.conad.it</text:span></text:a></text:p>
          </table:table-cell>
        </table:table-row>
        <table:table-row table:style-name="Table13.1">
          <table:covered-table-cell/>
          <table:table-cell table:style-name="Table13.A1" office:value-type="string">
            <text:list xml:id="list185107669100766" text:continue-numbering="true" text:style-name="_5f_ECV_5f_CV_5f_Bullets">
              <text:list-item>
                <text:h text:style-name="P83" text:outline-level="1">Contabilità e finanza.</text:h>
              </text:list-item>
            </text:list>
          </table:table-cell>
        </table:table-row>
        <table:table-row table:style-name="Table13.4">
          <table:covered-table-cell/>
          <table:table-cell table:style-name="Table13.B4" office:value-type="string">
            <text:p text:style-name="P70"><text:span text:style-name="_5f_ECV_5f_HeadingBusinessSector"><text:span text:style-name="T12">Industria, shopfitting, dental medical.</text:span></text:span>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4" office:value-type="string">
            <text:p text:style-name="P42"><text:span text:style-name="T39">Gennaio 2006</text:span> – <text:span text:style-name="T39">Dicembre </text:span>200<text:span text:style-name="T39">7</text:span></text:p>
          </table:table-cell>
          <table:table-cell table:style-name="Table2.A1" office:value-type="string">
            <text:p text:style-name="P79">Responsabile amministrazione, finanza e controllo di gestione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80">Print Consulting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85107097447203" text:continue-numbering="true" text:style-name="_5f_ECV_5f_CV_5f_Bullets">
              <text:list-item>
                <text:h text:style-name="P84" text:outline-level="1">Gestione amministrativa.</text:h>
              </text:list-item>
            </text:list>
          </table:table-cell>
        </table:table-row>
        <table:table-row table:style-name="Table2.4">
          <table:covered-table-cell/>
          <table:table-cell table:style-name="Table2.B4" office:value-type="string">
            <text:p text:style-name="P74"><text:span text:style-name="_5f_ECV_5f_HeadingBusinessSector"><text:span text:style-name="T14">Terziari</text:span></text:span><text:span text:style-name="_5f_ECV_5f_HeadingBusinessSector"><text:span text:style-name="T19">o</text:span></text:span><text:span text:style-name="_5f_ECV_5f_HeadingBusinessSector"><text:span text:style-name="T15">, </text:span></text:span><text:span text:style-name="_5f_ECV_5f_HeadingBusinessSector"><text:span text:style-name="T19">Tipografie</text:span></text:span><text:span text:style-name="_5f_ECV_5f_HeadingBusinessSector"><text:span text:style-name="T15">.</text:span></text:span>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rows-spanned="4" office:value-type="string">
            <text:p text:style-name="P39"><text:span text:style-name="T25">Settembre</text:span> 200<text:span text:style-name="T36">3</text:span> – Dicembre 200<text:span text:style-name="T39">5</text:span></text:p>
          </table:table-cell>
          <table:table-cell table:style-name="Table15.A1" office:value-type="string">
            <text:p text:style-name="P66">Impiegato contabile</text:p>
          </table:table-cell>
        </table:table-row>
        <table:table-row table:style-name="Table15.1">
          <table:covered-table-cell/>
          <table:table-cell table:style-name="Table15.A1" office:value-type="string">
            <text:p text:style-name="P28">T<text:span text:style-name="T24">MT, contrada Passo Martino, 95121 Catania (CT), Italy – </text:span><text:a xlink:type="simple" xlink:href="http://www.tmtsrlcatania.com/" text:style-name="Internet_20_link" text:visited-style-name="Visited_20_Internet_20_Link"><text:span text:style-name="T24">www.tmtsrlcatania.com</text:span></text:a></text:p>
          </table:table-cell>
        </table:table-row>
        <table:table-row table:style-name="Table15.1">
          <table:covered-table-cell/>
          <table:table-cell table:style-name="Table15.A1" office:value-type="string">
            <text:list xml:id="list185106876398802" text:continue-numbering="true" text:style-name="_5f_ECV_5f_CV_5f_Bullets">
              <text:list-item>
                <text:h text:style-name="P83" text:outline-level="1">Contabilità, paghe, contributi.</text:h>
              </text:list-item>
            </text:list>
          </table:table-cell>
        </table:table-row>
        <table:table-row table:style-name="Table15.4">
          <table:covered-table-cell/>
          <table:table-cell table:style-name="Table15.B4" office:value-type="string">
            <text:p text:style-name="P71"><text:span text:style-name="_5f_ECV_5f_HeadingBusinessSector"><text:span text:style-name="T14">Servizi, trasporti.</text:span></text:span></text:p>
          </table:table-cell>
        </table:table-row>
      </table:table>
      <text:p text:style-name="P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rows-spanned="4" office:value-type="string">
            <text:p text:style-name="P40"><text:span text:style-name="T25">Settembre</text:span> 200<text:span text:style-name="T38">2</text:span> – <text:span text:style-name="T36">Agosto </text:span>200<text:span text:style-name="T36">3</text:span></text:p>
          </table:table-cell>
          <table:table-cell table:style-name="Table17.A1" office:value-type="string">
            <text:p text:style-name="P68">Ragioniere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30">Studio commercialista Rag. Alessandro Zinna</text:p>
          </table:table-cell>
        </table:table-row>
        <table:table-row table:style-name="Table17.1">
          <table:covered-table-cell/>
          <table:table-cell table:style-name="Table17.A1" office:value-type="string">
            <text:list xml:id="list185107379628018" text:continue-numbering="true" text:style-name="_5f_ECV_5f_CV_5f_Bullets">
              <text:list-item>
                <text:h text:style-name="P85" text:outline-level="1">Contabilità</text:h>
              </text:list-item>
            </text:list>
          </table:table-cell>
        </table:table-row>
        <table:table-row table:style-name="Table17.4">
          <table:covered-table-cell/>
          <table:table-cell table:style-name="Table17.B4" office:value-type="string">
            <text:p text:style-name="P72"><text:span text:style-name="_5f_ECV_5f_HeadingBusinessSector"><text:span text:style-name="T14">S</text:span></text:span><text:span text:style-name="_5f_ECV_5f_HeadingBusinessSector"><text:span text:style-name="T15">ervizi, </text:span></text:span><text:span text:style-name="_5f_ECV_5f_HeadingBusinessSector"><text:span text:style-name="T19">servizi contabili.</text:span>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4" office:value-type="string">
            <text:p text:style-name="P41"><text:span text:style-name="T25">Settembre</text:span> 200<text:span text:style-name="T36">1</text:span> – <text:span text:style-name="T36">Agosto </text:span>200<text:span text:style-name="T38">2</text:span></text:p>
          </table:table-cell>
          <table:table-cell table:style-name="Table4.A1" office:value-type="string">
            <text:p text:style-name="P67">Docente informatica e trattamento testi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29">Istituto parificato </text:p>
          </table:table-cell>
        </table:table-row>
        <table:table-row table:style-name="Table4.1">
          <table:covered-table-cell/>
          <table:table-cell table:style-name="Table4.A1" office:value-type="string">
            <text:list xml:id="list185108468696273" text:continue-numbering="true" text:style-name="_5f_ECV_5f_CV_5f_Bullets">
              <text:list-item>
                <text:h text:style-name="P83" text:outline-level="1">Organizzazione e tenuta corsi di informatica.</text:h>
              </text:list-item>
            </text:list>
          </table:table-cell>
        </table:table-row>
        <table:table-row table:style-name="Table4.4">
          <table:covered-table-cell/>
          <table:table-cell table:style-name="Table4.B4" office:value-type="string">
            <text:p text:style-name="P73"><text:span text:style-name="_5f_ECV_5f_HeadingBusinessSector"><text:span text:style-name="T14">S</text:span></text:span><text:span text:style-name="_5f_ECV_5f_HeadingBusinessSector"><text:span text:style-name="T15">ervizi, Scuole private parificate.</text:span></text:span></text:p>
          </table:table-cell>
        </table:table-row>
      </table:table>
      <text:p text:style-name="P1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rows-spanned="4" office:value-type="string">
            <text:p text:style-name="P41"><text:span text:style-name="T25">Settembre</text:span> 200<text:span text:style-name="T36">1</text:span> – <text:span text:style-name="T36">Agosto </text:span>200<text:span text:style-name="T36">3</text:span></text:p>
          </table:table-cell>
          <table:table-cell table:style-name="Table19.A1" office:value-type="string">
            <text:p text:style-name="P68">Agente di commercio</text:p>
          </table:table-cell>
        </table:table-row>
        <table:table-row table:style-name="Table19.1">
          <table:covered-table-cell/>
          <table:table-cell table:style-name="Table19.A1" office:value-type="string">
            <text:p text:style-name="P30">De agostini diffusione libro</text:p>
          </table:table-cell>
        </table:table-row>
        <table:table-row table:style-name="Table19.1">
          <table:covered-table-cell/>
          <table:table-cell table:style-name="Table19.A1" office:value-type="string">
            <text:list xml:id="list185108502479858" text:continue-numbering="true" text:style-name="_5f_ECV_5f_CV_5f_Bullets">
              <text:list-item>
                <text:h text:style-name="P86" text:outline-level="1">Venditore prodotti editoriali</text:h>
              </text:list-item>
            </text:list>
          </table:table-cell>
        </table:table-row>
        <table:table-row table:style-name="Table19.4">
          <table:covered-table-cell/>
          <table:table-cell table:style-name="Table19.B4" office:value-type="string">
            <text:p text:style-name="P73"><text:span text:style-name="_5f_ECV_5f_HeadingBusinessSector"><text:span text:style-name="T15">Terziari</text:span></text:span><text:span text:style-name="_5f_ECV_5f_HeadingBusinessSector"><text:span text:style-name="T19">o</text:span></text:span><text:span text:style-name="_5f_ECV_5f_HeadingBusinessSector"><text:span text:style-name="T15">, </text:span></text:span><text:span text:style-name="_5f_ECV_5f_HeadingBusinessSector"><text:span text:style-name="T19">Editoria</text:span></text:span><text:span text:style-name="_5f_ECV_5f_HeadingBusinessSector"><text:span text:style-name="T15">.</text:span></text:span></text:p>
          </table:table-cell>
        </table:table-row>
      </table:table>
      <text:p text:style-name="P11"/>
      <text:p text:style-name="P11"/>
      <text:p text:style-name="P9"/>
      <text:p text:style-name="P9"/>
      <text:p text:style-name="P9"><text:soft-page-break/></text:p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9">ISTRUZIONE E FORMAZIONE</text:p>
          </table:table-cell>
          <table:table-cell table:style-name="EuropassCV_5f_Education_26_TrainingTitle.B1" office:value-type="string">
            <text:p text:style-name="P48"><draw:frame draw:style-name="fr6" draw:name="graphics10" text:anchor-type="as-char" svg:width="5.2362in" svg:height="0.0984in" draw:z-index="7"><draw:image xlink:href="Pictures/1000020100000620000000214C003E77A3CF8DF8.png" xlink:type="simple" xlink:show="embed" xlink:actuate="onLoad"/></draw:frame> </text:p>
          </table:table-cell>
        </table:table-row>
      </table:table>
      <text:p text:style-name="P25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2" office:value-type="string">
            <text:p text:style-name="P35">Settembre 2013 – Marzo 2017?</text:p>
          </table:table-cell>
          <table:table-cell table:style-name="EuropassCV_5f_Education_26_Training_5f_1.A1" office:value-type="string">
            <text:p text:style-name="P64">Laurea in informatica per il management</text:p>
          </table:table-cell>
          <table:table-cell table:style-name="EuropassCV_5f_Education_26_Training_5f_1.A1" office:value-type="string">
            <text:p text:style-name="P62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27">Università degli Studi di Bologna</text:p>
          </table:table-cell>
          <table:covered-table-cell/>
        </table:table-row>
      </table:table>
      <text:p text:style-name="P45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rows-spanned="2" office:value-type="string">
            <text:p text:style-name="P36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7.A1" office:value-type="string">
            <text:p text:style-name="P65">Functional programming principles in Scala.</text:p>
          </table:table-cell>
          <table:table-cell table:style-name="Table7.A1" office:value-type="string">
            <text:p text:style-name="P62"/>
          </table:table-cell>
        </table:table-row>
        <table:table-row table:style-name="Table7.1">
          <table:covered-table-cell/>
          <table:table-cell table:style-name="Table7.A1" table:number-columns-spanned="2" office:value-type="string">
            <text:p text:style-name="P27">Coursera</text:p>
          </table:table-cell>
          <table:covered-table-cell/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rows-spanned="2" office:value-type="string">
            <text:p text:style-name="P36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11.A1" office:value-type="string">
            <text:p text:style-name="P65">Corso “Master 24 del Sole 24 Ore in amministrazione, finanza e controllo”</text:p>
          </table:table-cell>
          <table:table-cell table:style-name="Table11.A1" office:value-type="string">
            <text:p text:style-name="P62"/>
          </table:table-cell>
        </table:table-row>
        <table:table-row table:style-name="Table11.1">
          <table:covered-table-cell/>
          <table:table-cell table:style-name="Table11.A1" table:number-columns-spanned="2" office:value-type="string">
            <text:p text:style-name="P27">Il Sole 24 Ore</text:p>
          </table:table-cell>
          <table:covered-table-cell/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2" office:value-type="string">
            <text:p text:style-name="P36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10.A1" office:value-type="string">
            <text:p text:style-name="P65">Pratica<text:span text:style-name="T37">ntato</text:span> consulente del lavoro</text:p>
          </table:table-cell>
          <table:table-cell table:style-name="Table10.A1" office:value-type="string">
            <text:p text:style-name="P62"/>
          </table:table-cell>
        </table:table-row>
        <table:table-row table:style-name="Table10.1">
          <table:covered-table-cell/>
          <table:table-cell table:style-name="Table10.A1" table:number-columns-spanned="2" office:value-type="string">
            <text:p text:style-name="P27">Ordine consulenti del lavoro – Consiglio provinciale Catania</text:p>
          </table:table-cell>
          <table:covered-table-cell/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2" office:value-type="string">
            <text:p text:style-name="P36"><text:span text:style-name="T23">Maggio</text:span> 201<text:span text:style-name="T23">6</text:span> – <text:span text:style-name="T23">Agosto</text:span> 201<text:span text:style-name="T23">6</text:span></text:p>
          </table:table-cell>
          <table:table-cell table:style-name="Table9.A1" office:value-type="string">
            <text:p text:style-name="P65">Diploma di informatica </text:p>
          </table:table-cell>
          <table:table-cell table:style-name="Table9.A1" office:value-type="string">
            <text:p text:style-name="P62"/>
          </table:table-cell>
        </table:table-row>
        <table:table-row table:style-name="Table9.1">
          <table:covered-table-cell/>
          <table:table-cell table:style-name="Table9.A1" table:number-columns-spanned="2" office:value-type="string">
            <text:p text:style-name="P27">Istituto tecnico “S. Cannizzaro” - Catania</text:p>
          </table:table-cell>
          <table:covered-table-cell/>
        </table:table-row>
      </table:table>
      <text:p text:style-name="P8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9">COMPETENZE PERSONALI</text:p>
          </table:table-cell>
          <table:table-cell table:style-name="EuropassCV_5f_PersonalSkillsTitle.B1" office:value-type="string">
            <text:p text:style-name="P48"><draw:frame draw:style-name="fr6" draw:name="graphics11" text:anchor-type="as-char" svg:width="5.2362in" svg:height="0.0984in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Lingu<text:span text:style-name="T36">e</text:span></text:p>
          </table:table-cell>
          <table:table-cell table:style-name="Table1.A1" office:value-type="string">
            <text:p text:style-name="P33">Ottima conoscenza della lingua inglese e conoscenza base di francese e tedesco.</text:p>
          </table:table-cell>
        </table:table-row>
      </table:table>
      <text:p text:style-name="P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3">Competenze comunicative</text:p>
          </table:table-cell>
          <table:table-cell table:style-name="Table21.A1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list xml:id="list112910430149683" text:style-name="_5f_ECV_5f_CV_5f_Bullets">
                    <text:list-item>
                      <text:p text:style-name="P81">Possiedo buone doti comunicative e di lavoro in team.</text:p>
                    </text:list-item>
                  </text:list>
                </table:table-cell>
              </table:table-row>
            </table:table>
            <text:p text:style-name="P16"/>
          </table:table-cell>
        </table:table-row>
      </table:table>
      <text:p text:style-name="P44"/>
      <text:p text:style-name="P46"/>
      <text:p text:style-name="P46"/>
      <text:p text:style-name="P14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9">ULTERIORI INFORMAZIONI</text:p>
          </table:table-cell>
          <table:table-cell table:style-name="EuropassCV_5f_AdditionalInformation.B1" office:value-type="string">
            <text:p text:style-name="P48"><draw:frame draw:style-name="fr7" draw:name="graphics12" text:anchor-type="as-char" svg:y="-0.0783in" svg:width="5.2362in" svg:height="0.0984in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P4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3">Dati personali</text:p>
          </table:table-cell>
          <table:table-cell table:style-name="Table8.A1" office:value-type="string">
            <text:p text:style-name="P32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3">Firma</text:p>
          </table:table-cell>
          <table:table-cell table:style-name="Table5.A1" office:value-type="string"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loext:contextual-spacing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fo:margin-top="0.1063in" fo:margin-bottom="0.1575in" loext:contextual-spacing="false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35730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3618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74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1.7681in" svg:height="0.5075in" draw:z-index="0"><draw:image xlink:href="Pictures/100002010000021300000095ABC3C0085DA1501D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1.7681in" svg:height="0.5075in" draw:z-index="0"><draw:image xlink:href="Pictures/100002010000021300000095ABC3C0085DA1501D.png" xlink:type="simple" xlink:show="embed" xlink:actuate="onLoad"/></draw:frame></text:p>
      </style:header-left>
      <style:footer>
        <text:p text:style-name="MP3"><text:tab/> <text:span text:style-name="MT1">© Unione europea, 2002-2015 | europass.cedefop.europa.eu <text:tab/>Pagina</text:span> <text:span text:style-name="MT1"><text:page-number text:select-page="current">1</text:page-number></text:span><text:span text:style-name="MT1"> / </text:span><text:span text:style-name="MT1"><text:page-count>3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1.0866in" svg:height="0.3154in" draw:z-index="10"><draw:image xlink:href="Pictures/100002010000017A0000006A32BDCB905B06D9E9.png" xlink:type="simple" xlink:show="embed" xlink:actuate="onLoad"/></draw:frame> <text:tab/> <text:span text:style-name="MT2">Curriculum Vitae<text:tab/> </text:span><text:span text:style-name="MT3">Giuseppe Baudo</text:span> </text:p>
      </style:header>
      <style:footer>
        <text:p text:style-name="MP3"><text:tab/> <text:span text:style-name="MT1">© Unione europea, 2002-2015 | europass.cedefop.europa.eu <text:tab/>Pagina</text:span> <text:span text:style-name="MT1"><text:page-number text:select-page="current">3</text:page-number></text:span><text:span text:style-name="MT1"> / </text:span><text:span text:style-name="MT1"><text:page-count>3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1.7681in" svg:height="0.5118in" draw:z-index="0"><draw:image xlink:href="Pictures/10000201000002130000009504C6BC62BE099DB1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>0</text:page-number></text:span><text:span text:style-name="MT5"> </text:span><text:span text:style-name="MT5">/ </text:span><text:span text:style-name="MT5"><text:page-count>3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6-11-28T18:51:06.369022263</dc:date>
    <meta:generator>LibreOffice/5.0.3.2$Linux_X86_64 LibreOffice_project/00m0$Build-2</meta:generator>
    <dc:description>Europass CV</dc:description>
    <meta:keyword>Europass, CV, Cedefop</meta:keyword>
    <dc:subject>Europass CV</dc:subject>
    <dc:title>Europass CV</dc:title>
    <meta:editing-duration>PT3H30M19S</meta:editing-duration>
    <meta:editing-cycles>49</meta:editing-cycles>
    <meta:document-statistic meta:table-count="26" meta:image-count="15" meta:object-count="0" meta:page-count="3" meta:paragraph-count="112" meta:word-count="832" meta:character-count="6158" meta:non-whitespace-character-count="5207"/>
    <meta:user-defined meta:name="Editor">Cedefop Europass Team</meta:user-defined>
    <meta:user-defined meta:name="Owner">Cedefop Europass Team</meta:user-defined>
  </office:meta>
</office:document-meta>
</file>